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1.6972in"/>
    </style:style>
    <style:style style:name="co15" style:family="table-column">
      <style:table-column-properties fo:break-before="auto" style:column-width="0.8929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2.3516in"/>
    </style:style>
    <style:style style:name="co18" style:family="table-column">
      <style:table-column-properties fo:break-before="auto" style:column-width="0.5283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6252in"/>
    </style:style>
    <style:style style:name="co22" style:family="table-column">
      <style:table-column-properties fo:break-before="auto" style:column-width="0.5929in"/>
    </style:style>
    <style:style style:name="co23" style:family="table-column">
      <style:table-column-properties fo:break-before="auto" style:column-width="1.4827in"/>
    </style:style>
    <style:style style:name="co24" style:family="table-column">
      <style:table-column-properties fo:break-before="auto" style:column-width="1.6008in"/>
    </style:style>
    <style:style style:name="co25" style:family="table-column">
      <style:table-column-properties fo:break-before="auto" style:column-width="1.0965in"/>
    </style:style>
    <style:style style:name="co26" style:family="table-column">
      <style:table-column-properties fo:break-before="auto" style:column-width="1.0327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9465in"/>
    </style:style>
    <style:style style:name="co29" style:family="table-column">
      <style:table-column-properties fo:break-before="auto" style:column-width="1.0862in"/>
    </style:style>
    <style:style style:name="co30" style:family="table-column">
      <style:table-column-properties fo:break-before="auto" style:column-width="0.6429in"/>
    </style:style>
    <style:style style:name="co31" style:family="table-column">
      <style:table-column-properties fo:break-before="auto" style:column-width="0.7965in"/>
    </style:style>
    <style:style style:name="co32" style:family="table-column">
      <style:table-column-properties fo:break-before="auto" style:column-width="0.85in"/>
    </style:style>
    <style:style style:name="co33" style:family="table-column">
      <style:table-column-properties fo:break-before="auto" style:column-width="0.6035in"/>
    </style:style>
    <style:style style:name="co34" style:family="table-column">
      <style:table-column-properties fo:break-before="auto" style:column-width="1.1075in"/>
    </style:style>
    <style:style style:name="co35" style:family="table-column">
      <style:table-column-properties fo:break-before="auto" style:column-width="0.6646in"/>
    </style:style>
    <style:style style:name="co36" style:family="table-column">
      <style:table-column-properties fo:break-before="auto" style:column-width="0.6465in"/>
    </style:style>
    <style:style style:name="co37" style:family="table-column">
      <style:table-column-properties fo:break-before="auto" style:column-width="0.55in"/>
    </style:style>
    <style:style style:name="co38" style:family="table-column">
      <style:table-column-properties fo:break-before="auto" style:column-width="0.7217in"/>
    </style:style>
    <style:style style:name="co39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2.01pt solid #000000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2.0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2.01pt solid #000000" style:text-align-source="fix" style:repeat-content="false" fo:border-left="0.51pt solid #000000" fo:border-right="2.01pt solid #000000" fo:border-top="none"/>
      <style:paragraph-properties fo:text-align="center" fo:margin-left="0in"/>
    </style:style>
  </office:automatic-styles>
  <office:body>
    <office:spreadsheet>
      <table:table table:name="Details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" table:number-columns-repeated="1012" table:default-cell-style-name="ce6"/>
        <table:table-row table:style-name="ro1">
          <table:table-cell table:style-name="ce1" office:value-type="string" calcext:value-type="string" table:number-columns-spanned="21" table:number-rows-spanned="1">
            <text:p>Classes</text:p>
          </table:table-cell>
          <table:covered-table-cell table:number-columns-repeated="20"/>
          <table:table-cell table:number-columns-repeated="1003"/>
        </table:table-row>
        <table:table-row table:style-name="ro1">
          <table:table-cell table:style-name="ce2" office:value-type="string" calcext:value-type="string" table:number-columns-spanned="3" table:number-rows-spanned="1">
            <text:p>Physical</text:p>
          </table:table-cell>
          <table:covered-table-cell table:number-columns-repeated="2" table:style-name="ce7"/>
          <table:table-cell table:style-name="ce2" office:value-type="string" calcext:value-type="string" table:number-columns-spanned="7" table:number-rows-spanned="1">
            <text:p>Magical</text:p>
          </table:table-cell>
          <table:covered-table-cell table:number-columns-repeated="6" table:style-name="ce7"/>
          <table:table-cell table:style-name="ce2" office:value-type="string" calcext:value-type="string" table:number-columns-spanned="2" table:number-rows-spanned="1">
            <text:p>Mixed</text:p>
          </table:table-cell>
          <table:covered-table-cell table:style-name="ce7"/>
          <table:table-cell table:style-name="ce2" office:value-type="string" calcext:value-type="string" table:number-columns-spanned="9" table:number-rows-spanned="1">
            <text:p>Race</text:p>
          </table:table-cell>
          <table:covered-table-cell table:number-columns-repeated="8" table:style-name="ce7"/>
          <table:table-cell table:number-columns-repeated="1003"/>
        </table:table-row>
        <table:table-row table:style-name="ro1">
          <table:table-cell table:style-name="ce3" office:value-type="string" calcext:value-type="string">
            <text:p>MIGHT</text:p>
          </table:table-cell>
          <table:table-cell table:style-name="ce8" office:value-type="string" calcext:value-type="string">
            <text:p>FINESSE</text:p>
          </table:table-cell>
          <table:table-cell table:style-name="ce11" office:value-type="string" calcext:value-type="string">
            <text:p>MIXED</text:p>
          </table:table-cell>
          <table:table-cell table:style-name="ce14" office:value-type="string" calcext:value-type="string">
            <text:p>ARCANE</text:p>
          </table:table-cell>
          <table:table-cell table:style-name="ce17" office:value-type="string" calcext:value-type="string">
            <text:p>DIVINE</text:p>
          </table:table-cell>
          <table:table-cell table:style-name="ce17" office:value-type="string" calcext:value-type="string">
            <text:p>ELEMENTAL</text:p>
          </table:table-cell>
          <table:table-cell table:style-name="ce17" office:value-type="string" calcext:value-type="string">
            <text:p>NATURE</text:p>
          </table:table-cell>
          <table:table-cell table:style-name="ce17" office:value-type="string" calcext:value-type="string">
            <text:p>MENTAL</text:p>
          </table:table-cell>
          <table:table-cell table:style-name="ce17" office:value-type="string" calcext:value-type="string">
            <text:p>BODY</text:p>
          </table:table-cell>
          <table:table-cell table:style-name="ce20" office:value-type="string" calcext:value-type="string">
            <text:p>MIXED</text:p>
          </table:table-cell>
          <table:table-cell table:style-name="ce14" office:value-type="string" calcext:value-type="string">
            <text:p>Might&amp;Magic</text:p>
          </table:table-cell>
          <table:table-cell table:style-name="ce20" office:value-type="string" calcext:value-type="string">
            <text:p>Finesse&amp;Magic</text:p>
          </table:table-cell>
          <table:table-cell table:style-name="ce14" office:value-type="string" calcext:value-type="string">
            <text:p>ASHARI</text:p>
          </table:table-cell>
          <table:table-cell table:style-name="ce17" office:value-type="string" calcext:value-type="string">
            <text:p>COATL</text:p>
          </table:table-cell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DWARF</text:p>
          </table:table-cell>
          <table:table-cell table:style-name="ce17" office:value-type="string" calcext:value-type="string">
            <text:p>GNOME</text:p>
          </table:table-cell>
          <table:table-cell table:style-name="ce17" office:value-type="string" calcext:value-type="string">
            <text:p>GOBLIN</text:p>
          </table:table-cell>
          <table:table-cell table:style-name="ce17" office:value-type="string" calcext:value-type="string">
            <text:p>ELF</text:p>
          </table:table-cell>
          <table:table-cell table:style-name="ce17" office:value-type="string" calcext:value-type="string">
            <text:p>ORC</text:p>
          </table:table-cell>
          <table:table-cell table:style-name="ce20" office:value-type="string" calcext:value-type="string">
            <text:p>DROW</text:p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1]));5);&quot;&quot;)" office:value-type="string" office:string-value="Fighter" calcext:value-type="string">
            <text:p>Fighter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1]));5);&quot;&quot;)" office:value-type="string" office:string-value="Thief" calcext:value-type="string">
            <text:p>Thief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1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1]));5);&quot;&quot;)" office:value-type="string" office:string-value="Arcanist" calcext:value-type="string">
            <text:p>Arcanist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1]));5);&quot;&quot;)" office:value-type="string" office:string-value="Cleric" calcext:value-type="string">
            <text:p>Cleric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1]));5);&quot;&quot;)" office:value-type="string" office:string-value="Elementalist" calcext:value-type="string">
            <text:p>Elementalist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1]));5);&quot;&quot;)" office:value-type="string" office:string-value="Ovate" calcext:value-type="string">
            <text:p>Ovate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1]));5);&quot;&quot;)" office:value-type="string" office:string-value="Mentalist" calcext:value-type="string">
            <text:p>Mentalist</text:p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1]));5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1]));5);&quot;&quot;)" office:value-type="string" office:string-value="Warlock" calcext:value-type="string">
            <text:p>Warlock</text:p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1]));4);&quot;&quot;)" office:value-type="string" office:string-value="Eldritch Knight" calcext:value-type="string">
            <text:p>Eldritch Knight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1]));4);&quot;&quot;)" office:value-type="string" office:string-value="Elemental Archer" calcext:value-type="string">
            <text:p>Elemental Archer</text:p>
          </table:table-cell>
          <table:table-cell table:style-name="ce15" table:number-matrix-columns-spanned="1" table:number-matrix-rows-spanned="1" table:formula="of:=IFERROR(INDEX([Race.$B$2:.$F$500]; SMALL(IF(([.M$3]=[Race.$B$2:.$B$500]); ROW([Race.$B$2:.$B$500])-MIN(ROW([Race.$B$2:.$B$500]))+1;&quot;&quot;);ROWS([.$A$1:.$A1]));5);&quot;&quot;)" office:value-type="string" office:string-value="Ashari" calcext:value-type="string">
            <text:p>Ashari</text:p>
          </table:table-cell>
          <table:table-cell table:style-name="ce18" table:number-matrix-columns-spanned="1" table:number-matrix-rows-spanned="1" table:formula="of:=IFERROR(INDEX([Race.$B$2:.$F$500]; SMALL(IF(([.N$3]=[Race.$B$2:.$B$500]); ROW([Race.$B$2:.$B$500])-MIN(ROW([Race.$B$2:.$B$500]))+1;&quot;&quot;);ROWS([.$A$1:.$A1]));5);&quot;&quot;)" office:value-type="string" office:string-value="Coatl" calcext:value-type="string">
            <text:p>Coatl</text:p>
          </table:table-cell>
          <table:table-cell table:style-name="ce18" table:number-matrix-columns-spanned="1" table:number-matrix-rows-spanned="1" table:formula="of:=IFERROR(INDEX([Race.$B$2:.$F$500]; SMALL(IF(([.O$3]=[Race.$B$2:.$B$500]); ROW([Race.$B$2:.$B$500])-MIN(ROW([Race.$B$2:.$B$500]))+1;&quot;&quot;);ROWS([.$A$1:.$A1]));5);&quot;&quot;)" office:value-type="string" office:string-value="Human" calcext:value-type="string">
            <text:p>Human</text:p>
          </table:table-cell>
          <table:table-cell table:style-name="ce18" table:number-matrix-columns-spanned="1" table:number-matrix-rows-spanned="1" table:formula="of:=IFERROR(INDEX([Race.$B$2:.$F$500]; SMALL(IF(([.P$3]=[Race.$B$2:.$B$500]); ROW([Race.$B$2:.$B$500])-MIN(ROW([Race.$B$2:.$B$500]))+1;&quot;&quot;);ROWS([.$A$1:.$A1]));5);&quot;&quot;)" office:value-type="string" office:string-value="Dwarf" calcext:value-type="string">
            <text:p>Dwarf</text:p>
          </table:table-cell>
          <table:table-cell table:style-name="ce18" table:number-matrix-columns-spanned="1" table:number-matrix-rows-spanned="1" table:formula="of:=IFERROR(INDEX([Race.$B$2:.$F$500]; SMALL(IF(([.Q$3]=[Race.$B$2:.$B$500]); ROW([Race.$B$2:.$B$500])-MIN(ROW([Race.$B$2:.$B$500]))+1;&quot;&quot;);ROWS([.$A$1:.$A1]));5);&quot;&quot;)" office:value-type="string" office:string-value="Gnome" calcext:value-type="string">
            <text:p>Gnome</text:p>
          </table:table-cell>
          <table:table-cell table:style-name="ce18" table:number-matrix-columns-spanned="1" table:number-matrix-rows-spanned="1" table:formula="of:=IFERROR(INDEX([Race.$B$2:.$F$500]; SMALL(IF(([.R$3]=[Race.$B$2:.$B$500]); ROW([Race.$B$2:.$B$500])-MIN(ROW([Race.$B$2:.$B$500]))+1;&quot;&quot;);ROWS([.$A$1:.$A1]));5);&quot;&quot;)" office:value-type="string" office:string-value="Goblin" calcext:value-type="string">
            <text:p>Goblin</text:p>
          </table:table-cell>
          <table:table-cell table:style-name="ce18" table:number-matrix-columns-spanned="1" table:number-matrix-rows-spanned="1" table:formula="of:=IFERROR(INDEX([Race.$B$2:.$F$500]; SMALL(IF(([.S$3]=[Race.$B$2:.$B$500]); ROW([Race.$B$2:.$B$500])-MIN(ROW([Race.$B$2:.$B$500]))+1;&quot;&quot;);ROWS([.$A$1:.$A1]));5);&quot;&quot;)" office:value-type="string" office:string-value="Elf" calcext:value-type="string">
            <text:p>Elf</text:p>
          </table:table-cell>
          <table:table-cell table:style-name="ce18" table:number-matrix-columns-spanned="1" table:number-matrix-rows-spanned="1" table:formula="of:=IFERROR(INDEX([Race.$B$2:.$F$500]; SMALL(IF(([.T$3]=[Race.$B$2:.$B$500]); ROW([Race.$B$2:.$B$500])-MIN(ROW([Race.$B$2:.$B$500]))+1;&quot;&quot;);ROWS([.$A$1:.$A1]));5);&quot;&quot;)" office:value-type="string" office:string-value="Orc" calcext:value-type="string">
            <text:p>Orc</text:p>
          </table:table-cell>
          <table:table-cell table:style-name="ce21" table:number-matrix-columns-spanned="1" table:number-matrix-rows-spanned="1" table:formula="of:=IFERROR(INDEX([Race.$B$2:.$F$500]; SMALL(IF(([.U$3]=[Race.$B$2:.$B$500]); ROW([Race.$B$2:.$B$500])-MIN(ROW([Race.$B$2:.$B$500]))+1;&quot;&quot;);ROWS([.$A$1:.$A1]));5);&quot;&quot;)" office:value-type="string" office:string-value="Drow" calcext:value-type="string">
            <text:p>Drow</text:p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2]));5);&quot;&quot;)" office:value-type="string" office:string-value="Warrior" calcext:value-type="string">
            <text:p>Warrior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2]));5);&quot;&quot;)" office:value-type="string" office:string-value="Rogue" calcext:value-type="string">
            <text:p>Rogue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2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2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2]));5);&quot;&quot;)" office:value-type="string" office:string-value="Priest" calcext:value-type="string">
            <text:p>Priest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2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2]));5);&quot;&quot;)" office:value-type="string" office:string-value="Druid" calcext:value-type="string">
            <text:p>Druid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2]));5);&quot;&quot;)" office:value-type="string" office:string-value="Illusionist" calcext:value-type="string">
            <text:p>Illusionist</text:p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2]));5);&quot;&quot;)" office:value-type="string" office:string-value="Blood Shaper" calcext:value-type="string">
            <text:p>Blood Shaper</text:p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2]));5);&quot;&quot;)" office:value-type="string" office:string-value="Chenneler" calcext:value-type="string">
            <text:p>Chenneler</text:p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2]));4);&quot;&quot;)" office:value-type="string" office:string-value="Eldritch Sentinel" calcext:value-type="string">
            <text:p>Eldritch Sentinel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2]));4);&quot;&quot;)" office:value-type="string" office:string-value="Corsair" calcext:value-type="string">
            <text:p>Corsair</text:p>
          </table:table-cell>
          <table:table-cell table:style-name="ce15" table:number-matrix-columns-spanned="1" table:number-matrix-rows-spanned="1" table:formula="of:=IFERROR(INDEX([Race.$B$2:.$F$500]; SMALL(IF(([.M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F$500]; SMALL(IF(([.N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F$500]; SMALL(IF(([.O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F$500]; SMALL(IF(([.P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F$500]; SMALL(IF(([.Q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F$500]; SMALL(IF(([.R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F$500]; SMALL(IF(([.S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F$500]; SMALL(IF(([.T$3]=[Race.$B$2:.$B$500]); ROW([Race.$B$2:.$B$500])-MIN(ROW([Race.$B$2:.$B$500]))+1;&quot;&quot;);ROWS([.$A$1:.$A2]));5);&quot;&quot;)">
            <text:p/>
          </table:table-cell>
          <table:table-cell table:style-name="ce21" table:number-matrix-columns-spanned="1" table:number-matrix-rows-spanned="1" table:formula="of:=IFERROR(INDEX([Race.$B$2:.$F$500]; SMALL(IF(([.U$3]=[Race.$B$2:.$B$500]); ROW([Race.$B$2:.$B$500])-MIN(ROW([Race.$B$2:.$B$500]))+1;&quot;&quot;);ROWS([.$A$1:.$A2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3]));5);&quot;&quot;)" office:value-type="string" office:string-value="xxx" calcext:value-type="string">
            <text:p>xxx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3]));5);&quot;&quot;)" office:value-type="string" office:string-value="Stalker" calcext:value-type="string">
            <text:p>Stalker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3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3]));5);&quot;&quot;)" office:value-type="string" office:string-value="Time Mage" calcext:value-type="string">
            <text:p>Time Mage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3]));5);&quot;&quot;)" office:value-type="string" office:string-value="Bishop" calcext:value-type="string">
            <text:p>Bishop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3]));5);&quot;&quot;)" office:value-type="string" office:string-value="Metal Shaper" calcext:value-type="string">
            <text:p>Metal Shap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3]));5);&quot;&quot;)" office:value-type="string" office:string-value="Beast Master" calcext:value-type="string">
            <text:p>Beast Master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3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3]));5);&quot;&quot;)" office:value-type="string" office:string-value="Bone Shaper" calcext:value-type="string">
            <text:p>Bone Shaper</text:p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3]));5);&quot;&quot;)" office:value-type="string" office:string-value="Magus" calcext:value-type="string">
            <text:p>Magus</text:p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3]));4);&quot;&quot;)" office:value-type="string" office:string-value="Elemental Fist" calcext:value-type="string">
            <text:p>Elemental Fist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3]));4);&quot;&quot;)" office:value-type="string" office:string-value="Elemental Scoundrel" calcext:value-type="string">
            <text:p>Elemental Scoundrel</text:p>
          </table:table-cell>
          <table:table-cell table:style-name="ce15" table:number-matrix-columns-spanned="1" table:number-matrix-rows-spanned="1" table:formula="of:=IFERROR(INDEX([Race.$B$2:.$F$500]; SMALL(IF(([.M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F$500]; SMALL(IF(([.N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F$500]; SMALL(IF(([.O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F$500]; SMALL(IF(([.P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F$500]; SMALL(IF(([.Q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F$500]; SMALL(IF(([.R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F$500]; SMALL(IF(([.S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F$500]; SMALL(IF(([.T$3]=[Race.$B$2:.$B$500]); ROW([Race.$B$2:.$B$500])-MIN(ROW([Race.$B$2:.$B$500]))+1;&quot;&quot;);ROWS([.$A$1:.$A3]));5);&quot;&quot;)">
            <text:p/>
          </table:table-cell>
          <table:table-cell table:style-name="ce21" table:number-matrix-columns-spanned="1" table:number-matrix-rows-spanned="1" table:formula="of:=IFERROR(INDEX([Race.$B$2:.$F$500]; SMALL(IF(([.U$3]=[Race.$B$2:.$B$500]); ROW([Race.$B$2:.$B$500])-MIN(ROW([Race.$B$2:.$B$500]))+1;&quot;&quot;);ROWS([.$A$1:.$A3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4]));5);&quot;&quot;)" office:value-type="string" office:string-value="Slayer" calcext:value-type="string">
            <text:p>Slayer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4]));5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4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4]));5);&quot;&quot;)" office:value-type="string" office:string-value="Chronomancer" calcext:value-type="string">
            <text:p>Chronomancer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4]));5);&quot;&quot;)" office:value-type="string" office:string-value="Diviner" calcext:value-type="string">
            <text:p>Diviner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4]));5);&quot;&quot;)" office:value-type="string" office:string-value="Metallomancer" calcext:value-type="string">
            <text:p>Metallomanc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4]));5);&quot;&quot;)" office:value-type="string" office:string-value="Beast Lord" calcext:value-type="string">
            <text:p>Beast Lord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4]));5);&quot;&quot;)" office:value-type="string" office:string-value="Psion" calcext:value-type="string">
            <text:p>Psion</text:p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4]));5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4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4]));4);&quot;&quot;)" office:value-type="string" office:string-value="Eldritch Blade" calcext:value-type="string">
            <text:p>Eldritch Blade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4]));4);&quot;&quot;)" office:value-type="string" office:string-value="Eldritch Shadow" calcext:value-type="string">
            <text:p>Eldritch Shadow</text:p>
          </table:table-cell>
          <table:table-cell table:style-name="ce15" table:number-matrix-columns-spanned="1" table:number-matrix-rows-spanned="1" table:formula="of:=IFERROR(INDEX([Race.$B$2:.$F$500]; SMALL(IF(([.M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F$500]; SMALL(IF(([.N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F$500]; SMALL(IF(([.O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F$500]; SMALL(IF(([.P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F$500]; SMALL(IF(([.Q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F$500]; SMALL(IF(([.R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F$500]; SMALL(IF(([.S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F$500]; SMALL(IF(([.T$3]=[Race.$B$2:.$B$500]); ROW([Race.$B$2:.$B$500])-MIN(ROW([Race.$B$2:.$B$500]))+1;&quot;&quot;);ROWS([.$A$1:.$A4]));5);&quot;&quot;)">
            <text:p/>
          </table:table-cell>
          <table:table-cell table:style-name="ce21" table:number-matrix-columns-spanned="1" table:number-matrix-rows-spanned="1" table:formula="of:=IFERROR(INDEX([Race.$B$2:.$F$500]; SMALL(IF(([.U$3]=[Race.$B$2:.$B$500]); ROW([Race.$B$2:.$B$500])-MIN(ROW([Race.$B$2:.$B$500]))+1;&quot;&quot;);ROWS([.$A$1:.$A4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5]));5);&quot;&quot;)" office:value-type="string" office:string-value="Barbarian" calcext:value-type="string">
            <text:p>Barbarian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5]));5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5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5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5]));5);&quot;&quot;)" office:value-type="string" office:string-value="Biomancer" calcext:value-type="string">
            <text:p>Biomancer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5]));5);&quot;&quot;)" office:value-type="string" office:string-value="Metal Caller" calcext:value-type="string">
            <text:p>Metal Call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5]));5);&quot;&quot;)" office:value-type="string" office:string-value="Shifter" calcext:value-type="string">
            <text:p>Shifter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5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5]));5);&quot;&quot;)" office:value-type="string" office:string-value="Defiler" calcext:value-type="string">
            <text:p>Defiler</text:p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5]));4);&quot;&quot;)" office:value-type="string" office:string-value="Magic Knight" calcext:value-type="string">
            <text:p>Magic Knight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5]));4);&quot;&quot;)" office:value-type="string" office:string-value="Arcane Archer" calcext:value-type="string">
            <text:p>Arcane Archer</text:p>
          </table:table-cell>
          <table:table-cell table:style-name="ce15" table:number-matrix-columns-spanned="1" table:number-matrix-rows-spanned="1" table:formula="of:=IFERROR(INDEX([Race.$B$2:.$F$500]; SMALL(IF(([.M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F$500]; SMALL(IF(([.N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F$500]; SMALL(IF(([.O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F$500]; SMALL(IF(([.P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F$500]; SMALL(IF(([.Q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F$500]; SMALL(IF(([.R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F$500]; SMALL(IF(([.S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F$500]; SMALL(IF(([.T$3]=[Race.$B$2:.$B$500]); ROW([Race.$B$2:.$B$500])-MIN(ROW([Race.$B$2:.$B$500]))+1;&quot;&quot;);ROWS([.$A$1:.$A5]));5);&quot;&quot;)">
            <text:p/>
          </table:table-cell>
          <table:table-cell table:style-name="ce21" table:number-matrix-columns-spanned="1" table:number-matrix-rows-spanned="1" table:formula="of:=IFERROR(INDEX([Race.$B$2:.$F$500]; SMALL(IF(([.U$3]=[Race.$B$2:.$B$500]); ROW([Race.$B$2:.$B$500])-MIN(ROW([Race.$B$2:.$B$500]))+1;&quot;&quot;);ROWS([.$A$1:.$A5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6]));5);&quot;&quot;)" office:value-type="string" office:string-value="Blade" calcext:value-type="string">
            <text:p>Blade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6]));5);&quot;&quot;)" office:value-type="string" office:string-value="Scoundrel" calcext:value-type="string">
            <text:p>Scoundrel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6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6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6]));5);&quot;&quot;)" office:value-type="string" office:string-value="Occultist" calcext:value-type="string">
            <text:p>Occultist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6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6]));5);&quot;&quot;)" office:value-type="string" office:string-value="Animist" calcext:value-type="string">
            <text:p>Animist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6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6]));5);&quot;&quot;)" office:value-type="string" office:string-value="Keeper" calcext:value-type="string">
            <text:p>Keeper</text:p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6]));4);&quot;&quot;)" office:value-type="string" office:string-value="Arcane Defender" calcext:value-type="string">
            <text:p>Arcane Defender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6]));4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Race.$B$2:.$F$500]; SMALL(IF(([.M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F$500]; SMALL(IF(([.N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F$500]; SMALL(IF(([.O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F$500]; SMALL(IF(([.P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F$500]; SMALL(IF(([.Q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F$500]; SMALL(IF(([.R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F$500]; SMALL(IF(([.S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F$500]; SMALL(IF(([.T$3]=[Race.$B$2:.$B$500]); ROW([Race.$B$2:.$B$500])-MIN(ROW([Race.$B$2:.$B$500]))+1;&quot;&quot;);ROWS([.$A$1:.$A6]));5);&quot;&quot;)">
            <text:p/>
          </table:table-cell>
          <table:table-cell table:style-name="ce21" table:number-matrix-columns-spanned="1" table:number-matrix-rows-spanned="1" table:formula="of:=IFERROR(INDEX([Race.$B$2:.$F$500]; SMALL(IF(([.U$3]=[Race.$B$2:.$B$500]); ROW([Race.$B$2:.$B$500])-MIN(ROW([Race.$B$2:.$B$500]))+1;&quot;&quot;);ROWS([.$A$1:.$A6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7]));5);&quot;&quot;)" office:value-type="string" office:string-value="xxx" calcext:value-type="string">
            <text:p>xxx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7]));5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7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7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7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7]));5);&quot;&quot;)" office:value-type="string" office:string-value="Crystal Shaper" calcext:value-type="string">
            <text:p>Crystal Shap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7]));5);&quot;&quot;)" office:value-type="string" office:string-value="Arborist" calcext:value-type="string">
            <text:p>Arborist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7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7]));5);&quot;&quot;)" office:value-type="string" office:string-value="Earth Master" calcext:value-type="string">
            <text:p>Earth Master</text:p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7]));4);&quot;&quot;)" office:value-type="string" office:string-value="Arcane Fist" calcext:value-type="string">
            <text:p>Arcane Fist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7]));4);&quot;&quot;)" office:value-type="string" office:string-value="Hoodwink" calcext:value-type="string">
            <text:p>Hoodwink</text:p>
          </table:table-cell>
          <table:table-cell table:style-name="ce15" table:number-matrix-columns-spanned="1" table:number-matrix-rows-spanned="1" table:formula="of:=IFERROR(INDEX([Race.$B$2:.$F$500]; SMALL(IF(([.M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F$500]; SMALL(IF(([.N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F$500]; SMALL(IF(([.O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F$500]; SMALL(IF(([.P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F$500]; SMALL(IF(([.Q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F$500]; SMALL(IF(([.R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F$500]; SMALL(IF(([.S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F$500]; SMALL(IF(([.T$3]=[Race.$B$2:.$B$500]); ROW([Race.$B$2:.$B$500])-MIN(ROW([Race.$B$2:.$B$500]))+1;&quot;&quot;);ROWS([.$A$1:.$A7]));5);&quot;&quot;)">
            <text:p/>
          </table:table-cell>
          <table:table-cell table:style-name="ce21" table:number-matrix-columns-spanned="1" table:number-matrix-rows-spanned="1" table:formula="of:=IFERROR(INDEX([Race.$B$2:.$F$500]; SMALL(IF(([.U$3]=[Race.$B$2:.$B$500]); ROW([Race.$B$2:.$B$500])-MIN(ROW([Race.$B$2:.$B$500]))+1;&quot;&quot;);ROWS([.$A$1:.$A7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8]));5);&quot;&quot;)" office:value-type="string" office:string-value="xxx" calcext:value-type="string">
            <text:p>xxx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8]));5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8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8]));5);&quot;&quot;)" office:value-type="string" office:string-value="Displacer" calcext:value-type="string">
            <text:p>Displacer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8]));5);&quot;&quot;)" office:value-type="string" office:string-value="Harbringer" calcext:value-type="string">
            <text:p>Harbringer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8]));5);&quot;&quot;)" office:value-type="string" office:string-value="Crystalmancer" calcext:value-type="string">
            <text:p>Crystalmanc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8]));5);&quot;&quot;)" office:value-type="string" office:string-value="Cultivator" calcext:value-type="string">
            <text:p>Cultivator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8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8]));5);&quot;&quot;)" office:value-type="string" office:string-value="Archon" calcext:value-type="string">
            <text:p>Archon</text:p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8]));4);&quot;&quot;)" office:value-type="string" office:string-value="Time Blade" calcext:value-type="string">
            <text:p>Time Blade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8]));4);&quot;&quot;)" office:value-type="string" office:string-value="Spell Killer" calcext:value-type="string">
            <text:p>Spell Killer</text:p>
          </table:table-cell>
          <table:table-cell table:style-name="ce15" table:number-matrix-columns-spanned="1" table:number-matrix-rows-spanned="1" table:formula="of:=IFERROR(INDEX([Race.$B$2:.$F$500]; SMALL(IF(([.M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F$500]; SMALL(IF(([.N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F$500]; SMALL(IF(([.O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F$500]; SMALL(IF(([.P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F$500]; SMALL(IF(([.Q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F$500]; SMALL(IF(([.R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F$500]; SMALL(IF(([.S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F$500]; SMALL(IF(([.T$3]=[Race.$B$2:.$B$500]); ROW([Race.$B$2:.$B$500])-MIN(ROW([Race.$B$2:.$B$500]))+1;&quot;&quot;);ROWS([.$A$1:.$A8]));5);&quot;&quot;)">
            <text:p/>
          </table:table-cell>
          <table:table-cell table:style-name="ce21" table:number-matrix-columns-spanned="1" table:number-matrix-rows-spanned="1" table:formula="of:=IFERROR(INDEX([Race.$B$2:.$F$500]; SMALL(IF(([.U$3]=[Race.$B$2:.$B$500]); ROW([Race.$B$2:.$B$500])-MIN(ROW([Race.$B$2:.$B$500]))+1;&quot;&quot;);ROWS([.$A$1:.$A8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9]));5);&quot;&quot;)" office:value-type="string" office:string-value="Legionnaire" calcext:value-type="string">
            <text:p>Legionnaire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9]));5);&quot;&quot;)" office:value-type="string" office:string-value="Tracker" calcext:value-type="string">
            <text:p>Tracker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9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9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9]));5);&quot;&quot;)" office:value-type="string" office:string-value="Necromancer" calcext:value-type="string">
            <text:p>Necromancer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9]));5);&quot;&quot;)" office:value-type="string" office:string-value="Crystal Summoner" calcext:value-type="string">
            <text:p>Crystal Summon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9]));5);&quot;&quot;)" office:value-type="string" office:string-value="Shaman" calcext:value-type="string">
            <text:p>Shaman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9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9]));5);&quot;&quot;)" office:value-type="string" office:string-value="Holy Mage" calcext:value-type="string">
            <text:p>Holy Mage</text:p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9]));4);&quot;&quot;)" office:value-type="string" office:string-value="Death Knight" calcext:value-type="string">
            <text:p>Death Knight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9]));4);&quot;&quot;)" office:value-type="string" office:string-value="Shadow Hunter" calcext:value-type="string">
            <text:p>Shadow Hunter</text:p>
          </table:table-cell>
          <table:table-cell table:style-name="ce15" table:number-matrix-columns-spanned="1" table:number-matrix-rows-spanned="1" table:formula="of:=IFERROR(INDEX([Race.$B$2:.$F$500]; SMALL(IF(([.M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F$500]; SMALL(IF(([.N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F$500]; SMALL(IF(([.O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F$500]; SMALL(IF(([.P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F$500]; SMALL(IF(([.Q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F$500]; SMALL(IF(([.R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F$500]; SMALL(IF(([.S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F$500]; SMALL(IF(([.T$3]=[Race.$B$2:.$B$500]); ROW([Race.$B$2:.$B$500])-MIN(ROW([Race.$B$2:.$B$500]))+1;&quot;&quot;);ROWS([.$A$1:.$A9]));5);&quot;&quot;)">
            <text:p/>
          </table:table-cell>
          <table:table-cell table:style-name="ce21" table:number-matrix-columns-spanned="1" table:number-matrix-rows-spanned="1" table:formula="of:=IFERROR(INDEX([Race.$B$2:.$F$500]; SMALL(IF(([.U$3]=[Race.$B$2:.$B$500]); ROW([Race.$B$2:.$B$500])-MIN(ROW([Race.$B$2:.$B$500]))+1;&quot;&quot;);ROWS([.$A$1:.$A9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10]));5);&quot;&quot;)" office:value-type="string" office:string-value="Knight" calcext:value-type="string">
            <text:p>Knight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10]));5);&quot;&quot;)" office:value-type="string" office:string-value="Archer" calcext:value-type="string">
            <text:p>Archer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10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10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10]));5);&quot;&quot;)" office:value-type="string" office:string-value="Ritualist" calcext:value-type="string">
            <text:p>Ritualist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10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10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10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10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10]));4);&quot;&quot;)" office:value-type="string" office:string-value="Paladin" calcext:value-type="string">
            <text:p>Paladin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10]));4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Race.$B$2:.$F$500]; SMALL(IF(([.M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F$500]; SMALL(IF(([.N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F$500]; SMALL(IF(([.O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F$500]; SMALL(IF(([.P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F$500]; SMALL(IF(([.Q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F$500]; SMALL(IF(([.R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F$500]; SMALL(IF(([.S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F$500]; SMALL(IF(([.T$3]=[Race.$B$2:.$B$500]); ROW([Race.$B$2:.$B$500])-MIN(ROW([Race.$B$2:.$B$500]))+1;&quot;&quot;);ROWS([.$A$1:.$A10]));5);&quot;&quot;)">
            <text:p/>
          </table:table-cell>
          <table:table-cell table:style-name="ce21" table:number-matrix-columns-spanned="1" table:number-matrix-rows-spanned="1" table:formula="of:=IFERROR(INDEX([Race.$B$2:.$F$500]; SMALL(IF(([.U$3]=[Race.$B$2:.$B$500]); ROW([Race.$B$2:.$B$500])-MIN(ROW([Race.$B$2:.$B$500]))+1;&quot;&quot;);ROWS([.$A$1:.$A10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11]));5);&quot;&quot;)" office:value-type="string" office:string-value="Juggernaut" calcext:value-type="string">
            <text:p>Juggernaut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11]));5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11]));5);&quot;&quot;)" office:value-type="string" office:string-value="Assassin" calcext:value-type="string">
            <text:p>Assassin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11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11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11]));5);&quot;&quot;)" office:value-type="string" office:string-value="Ice Shaper" calcext:value-type="string">
            <text:p>Ice Shap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11]));5);&quot;&quot;)" office:value-type="string" office:string-value="Geomancer" calcext:value-type="string">
            <text:p>Geomancer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11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11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11]));4);&quot;&quot;)" office:value-type="string" office:string-value="Sun Weaver" calcext:value-type="string">
            <text:p>Sun Weaver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11]));4);&quot;&quot;)" office:value-type="string" office:string-value="Inquisitor" calcext:value-type="string">
            <text:p>Inquisitor</text:p>
          </table:table-cell>
          <table:table-cell table:style-name="ce15" table:number-matrix-columns-spanned="1" table:number-matrix-rows-spanned="1" table:formula="of:=IFERROR(INDEX([Race.$B$2:.$F$500]; SMALL(IF(([.M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F$500]; SMALL(IF(([.N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F$500]; SMALL(IF(([.O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F$500]; SMALL(IF(([.P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F$500]; SMALL(IF(([.Q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F$500]; SMALL(IF(([.R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F$500]; SMALL(IF(([.S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F$500]; SMALL(IF(([.T$3]=[Race.$B$2:.$B$500]); ROW([Race.$B$2:.$B$500])-MIN(ROW([Race.$B$2:.$B$500]))+1;&quot;&quot;);ROWS([.$A$1:.$A11]));5);&quot;&quot;)">
            <text:p/>
          </table:table-cell>
          <table:table-cell table:style-name="ce21" table:number-matrix-columns-spanned="1" table:number-matrix-rows-spanned="1" table:formula="of:=IFERROR(INDEX([Race.$B$2:.$F$500]; SMALL(IF(([.U$3]=[Race.$B$2:.$B$500]); ROW([Race.$B$2:.$B$500])-MIN(ROW([Race.$B$2:.$B$500]))+1;&quot;&quot;);ROWS([.$A$1:.$A11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12]));5);&quot;&quot;)" office:value-type="string" office:string-value="Aegis" calcext:value-type="string">
            <text:p>Aegis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12]));5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12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12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12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12]));5);&quot;&quot;)" office:value-type="string" office:string-value="Cryomancer" calcext:value-type="string">
            <text:p>Cryomanc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12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12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12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12]));4);&quot;&quot;)" office:value-type="string" office:string-value="Shadow Blade" calcext:value-type="string">
            <text:p>Shadow Blade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12]));4);&quot;&quot;)" office:value-type="string" office:string-value="Shade" calcext:value-type="string">
            <text:p>Shade</text:p>
          </table:table-cell>
          <table:table-cell table:style-name="ce15" table:number-matrix-columns-spanned="1" table:number-matrix-rows-spanned="1" table:formula="of:=IFERROR(INDEX([Race.$B$2:.$F$500]; SMALL(IF(([.M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F$500]; SMALL(IF(([.N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F$500]; SMALL(IF(([.O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F$500]; SMALL(IF(([.P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F$500]; SMALL(IF(([.Q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F$500]; SMALL(IF(([.R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F$500]; SMALL(IF(([.S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F$500]; SMALL(IF(([.T$3]=[Race.$B$2:.$B$500]); ROW([Race.$B$2:.$B$500])-MIN(ROW([Race.$B$2:.$B$500]))+1;&quot;&quot;);ROWS([.$A$1:.$A12]));5);&quot;&quot;)">
            <text:p/>
          </table:table-cell>
          <table:table-cell table:style-name="ce21" table:number-matrix-columns-spanned="1" table:number-matrix-rows-spanned="1" table:formula="of:=IFERROR(INDEX([Race.$B$2:.$F$500]; SMALL(IF(([.U$3]=[Race.$B$2:.$B$500]); ROW([Race.$B$2:.$B$500])-MIN(ROW([Race.$B$2:.$B$500]))+1;&quot;&quot;);ROWS([.$A$1:.$A12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13]));5);&quot;&quot;)" office:value-type="string" office:string-value="Defender" calcext:value-type="string">
            <text:p>Defender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13]));5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13]));5);&quot;&quot;)" office:value-type="string" office:string-value="Tactician" calcext:value-type="string">
            <text:p>Tactician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13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13]));5);&quot;&quot;)" office:value-type="string" office:string-value="Shadowmancer" calcext:value-type="string">
            <text:p>Shadowmancer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13]));5);&quot;&quot;)" office:value-type="string" office:string-value="Ice Caller" calcext:value-type="string">
            <text:p>Ice Call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13]));5);&quot;&quot;)" office:value-type="string" office:string-value="Sage" calcext:value-type="string">
            <text:p>Sage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13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13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13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13]));4);&quot;&quot;)" office:value-type="string" office:string-value="Fey Knight" calcext:value-type="string">
            <text:p>Fey Knight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13]));4);&quot;&quot;)" office:value-type="string" office:string-value="Ethereal Hunter" calcext:value-type="string">
            <text:p>Ethereal Hunt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14]));5);&quot;&quot;)" office:value-type="string" office:string-value="Sentinel" calcext:value-type="string">
            <text:p>Sentinel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14]));5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14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14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14]));5);&quot;&quot;)" office:value-type="string" office:string-value="Oracle" calcext:value-type="string">
            <text:p>Oracle</text:p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14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14]));5);&quot;&quot;)" office:value-type="string" office:string-value="Totemist" calcext:value-type="string">
            <text:p>Totemist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14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14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14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14]));4);&quot;&quot;)" office:value-type="string" office:string-value="Glade Guardian" calcext:value-type="string">
            <text:p>Glade Guardian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14]));4);&quot;&quot;)" office:value-type="string" office:string-value="Strider" calcext:value-type="string">
            <text:p>Strid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15]));5);&quot;&quot;)" office:value-type="string" office:string-value="Guardian" calcext:value-type="string">
            <text:p>Guardian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15]));5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15]));5);&quot;&quot;)" office:value-type="string" office:string-value="Dead Eye" calcext:value-type="string">
            <text:p>Dead Eye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15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15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15]));5);&quot;&quot;)" office:value-type="string" office:string-value="Storm Shaper" calcext:value-type="string">
            <text:p>Storm Shap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15]));5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15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15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15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15]));4);&quot;&quot;)" office:value-type="string" office:string-value="War Shaper" calcext:value-type="string">
            <text:p>War Shaper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15]));4);&quot;&quot;)" office:value-type="string" office:string-value="Bard" calcext:value-type="string">
            <text:p>Bard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16]));5);&quot;&quot;)" office:value-type="string" office:string-value="Monk" calcext:value-type="string">
            <text:p>Monk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16]));5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16]));5);&quot;&quot;)" office:value-type="string" office:string-value="Warden" calcext:value-type="string">
            <text:p>Warden</text:p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16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16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16]));5);&quot;&quot;)" office:value-type="string" office:string-value="Stormrmancer" calcext:value-type="string">
            <text:p>Stormrmanc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16]));5);&quot;&quot;)" office:value-type="string" office:string-value="Mystic" calcext:value-type="string">
            <text:p>Mystic</text:p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16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16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16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16]));4);&quot;&quot;)" office:value-type="string" office:string-value="Avenger" calcext:value-type="string">
            <text:p>Avenger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16]));4);&quot;&quot;)" office:value-type="string" office:string-value="Dervish" calcext:value-type="string">
            <text:p>Dervish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17]));5);&quot;&quot;)" office:value-type="string" office:string-value="Gladiator" calcext:value-type="string">
            <text:p>Gladiator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17]));5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17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17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17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17]));5);&quot;&quot;)" office:value-type="string" office:string-value="Storm Caller" calcext:value-type="string">
            <text:p>Storm Call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17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17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17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17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17]));4);&quot;&quot;)" office:value-type="string" office:string-value="Psi Knight" calcext:value-type="string">
            <text:p>Psi Knight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17]));4);&quot;&quot;)" office:value-type="string" office:string-value="Mind Hunter" calcext:value-type="string">
            <text:p>Mind Hunt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18]));5);&quot;&quot;)" office:value-type="string" office:string-value="Vanguard" calcext:value-type="string">
            <text:p>Vanguard</text:p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18]));5);&quot;&quot;)" office:value-type="string" office:string-value="xxx" calcext:value-type="string">
            <text:p>xxx</text:p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18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18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18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18]));5);&quot;&quot;)" office:value-type="string" office:string-value="Fire Shaper" calcext:value-type="string">
            <text:p>Fire Shap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18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18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18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18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18]));4);&quot;&quot;)" office:value-type="string" office:string-value="Mind Defender" calcext:value-type="string">
            <text:p>Mind Defender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18]));4);&quot;&quot;)" office:value-type="string" office:string-value="xxx" calcext:value-type="string">
            <text:p>xxx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19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19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19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19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19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19]));5);&quot;&quot;)" office:value-type="string" office:string-value="Pyromancer" calcext:value-type="string">
            <text:p>Pyromanc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19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19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19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19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19]));4);&quot;&quot;)" office:value-type="string" office:string-value="Berserker" calcext:value-type="string">
            <text:p>Berserker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19]));4);&quot;&quot;)" office:value-type="string" office:string-value="Charmer" calcext:value-type="string">
            <text:p>Charm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20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20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20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20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20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20]));5);&quot;&quot;)" office:value-type="string" office:string-value="Fire Caller" calcext:value-type="string">
            <text:p>Fire Call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20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20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20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20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20]));4);&quot;&quot;)" office:value-type="string" office:string-value="Illusory Blade" calcext:value-type="string">
            <text:p>Illusory Blade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20]));4);&quot;&quot;)" office:value-type="string" office:string-value="Soul Thief" calcext:value-type="string">
            <text:p>Soul Thief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21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21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21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21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21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21]));5);&quot;&quot;)" office:value-type="string" office:string-value="Water Shaper" calcext:value-type="string">
            <text:p>Water Shap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21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21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21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21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21]));4);&quot;&quot;)" office:value-type="string" office:string-value="Blood Knight" calcext:value-type="string">
            <text:p>Blood Knight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21]));4);&quot;&quot;)" office:value-type="string" office:string-value="Bone Archer" calcext:value-type="string">
            <text:p>Bone Arch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22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22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22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22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22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22]));5);&quot;&quot;)" office:value-type="string" office:string-value="Hydromancer" calcext:value-type="string">
            <text:p>Hydromanc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22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22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22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22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22]));4);&quot;&quot;)" office:value-type="string" office:string-value="Bone Vanguard" calcext:value-type="string">
            <text:p>Bone Vanguard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22]));4);&quot;&quot;)" office:value-type="string" office:string-value="xxx" calcext:value-type="string">
            <text:p>xxx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23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23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23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23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23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23]));5);&quot;&quot;)" office:value-type="string" office:string-value="Water Caller" calcext:value-type="string">
            <text:p>Water Call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23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23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23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23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23]));4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23]));4);&quot;&quot;)" office:value-type="string" office:string-value="xxx" calcext:value-type="string">
            <text:p>xxx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24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24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24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24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24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24]));5);&quot;&quot;)" office:value-type="string" office:string-value="Stone Shaper" calcext:value-type="string">
            <text:p>Stone Shap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24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24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24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24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24]));4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24]));4);&quot;&quot;)" office:value-type="string" office:string-value="xxx" calcext:value-type="string">
            <text:p>xxx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25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25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25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25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25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25]));5);&quot;&quot;)" office:value-type="string" office:string-value="Lithomancer" calcext:value-type="string">
            <text:p>Lithomanc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25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25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25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25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25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25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26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26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26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26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26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26]));5);&quot;&quot;)" office:value-type="string" office:string-value="Stone Caller" calcext:value-type="string">
            <text:p>Stone Call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26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26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26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26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26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26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27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27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27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27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27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27]));5);&quot;&quot;)" office:value-type="string" office:string-value="Air Shaper" calcext:value-type="string">
            <text:p>Air Shap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27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27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27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27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27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27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28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28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28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28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28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28]));5);&quot;&quot;)" office:value-type="string" office:string-value="Aeromancer" calcext:value-type="string">
            <text:p>Aeromanc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28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28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28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28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28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28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29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29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29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29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29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29]));5);&quot;&quot;)" office:value-type="string" office:string-value="Air Caller" calcext:value-type="string">
            <text:p>Air Caller</text:p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29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29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29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29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29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29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30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30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30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30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30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30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30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31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31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31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31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31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31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31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32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32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32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32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32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32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32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33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33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33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33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33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33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33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34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34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34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34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34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34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34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35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35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35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35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35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35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35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F$500]; SMALL(IF(([.A$3]=[Physical.$B$2:.$B$500]); ROW([Physical.$B$2:.$B$500])-MIN(ROW([Physical.$B$2:.$B$500]))+1;&quot;&quot;);ROWS([.$A$1:.$A36]));5);&quot;&quot;)">
            <text:p/>
          </table:table-cell>
          <table:table-cell table:style-name="ce9" table:number-matrix-columns-spanned="1" table:number-matrix-rows-spanned="1" table:formula="of:=IFERROR(INDEX([Physical.$B$2:.$F$500]; SMALL(IF(([.B$3]=[Physical.$B$2:.$B$500]); ROW([Physical.$B$2:.$B$500])-MIN(ROW([Physical.$B$2:.$B$500]))+1;&quot;&quot;);ROWS([.$A$1:.$A36]));5);&quot;&quot;)">
            <text:p/>
          </table:table-cell>
          <table:table-cell table:style-name="ce12" table:number-matrix-columns-spanned="1" table:number-matrix-rows-spanned="1" table:formula="of:=IFERROR(INDEX([Physical.$B$2:.$F$500]; SMALL(IF(([.C$3]=[Physical.$B$2:.$B$500]); ROW([Physical.$B$2:.$B$500])-MIN(ROW([Physical.$B$2:.$B$500]))+1;&quot;&quot;);ROWS([.$A$1:.$A36]));5);&quot;&quot;)">
            <text:p/>
          </table:table-cell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36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36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36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36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37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37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37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37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38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38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38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38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39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39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39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39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40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40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40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40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41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41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41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41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42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42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42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42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F$500]; SMALL(IF(([.E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F$500]; SMALL(IF(([.F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F$500]; SMALL(IF(([.G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F$500]; SMALL(IF(([.H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F$500]; SMALL(IF(([.I$3]=[Magical.$B$2:.$B$500]); ROW([Physical.$B$2:.$B$500])-MIN(ROW([Magical.$B$2:.$B$500]))+1;&quot;&quot;);ROWS([.$A$1:.$A43]));5);&quot;&quot;)">
            <text:p/>
          </table:table-cell>
          <table:table-cell table:style-name="ce21" table:number-matrix-columns-spanned="1" table:number-matrix-rows-spanned="1" table:formula="of:=IFERROR(INDEX([Magical.$B$2:.$F$500]; SMALL(IF(([.J$3]=[Magical.$B$2:.$B$500]); ROW([Physical.$B$2:.$B$500])-MIN(ROW([Magical.$B$2:.$B$500]))+1;&quot;&quot;);ROWS([.$A$1:.$A43]));5);&quot;&quot;)">
            <text:p/>
          </table:table-cell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43]));4);&quot;&quot;)">
            <text:p/>
          </table:table-cell>
          <table:table-cell table:style-name="ce21" table:number-matrix-columns-spanned="1" table:number-matrix-rows-spanned="1" table:formula="of:=IFERROR(INDEX([Mixed.$C$2:.$F$500]; SMALL(IF(([.B$3]=[Mixed.$C$2:.$C$500]); ROW([Mixed.$C$2:.$C$500])-MIN(ROW([Mixed.$C$2:.$C$500]))+1;&quot;&quot;);ROWS([.$A$1:.$A43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44]));5);&quot;&quot;)">
            <text:p/>
          </table:table-cell>
          <table:table-cell table:style-name="ce18" table:number-columns-repeated="5"/>
          <table:table-cell table:style-name="ce21"/>
          <table:table-cell table:style-name="ce15" table:number-matrix-columns-spanned="1" table:number-matrix-rows-spanned="1" table:formula="of:=IFERROR(INDEX([Mixed.$C$2:.$F$500]; SMALL(IF(([.A$3]=[Mixed.$C$2:.$C$500]); ROW([Mixed.$C$2:.$C$500])-MIN(ROW([Mixed.$C$2:.$C$500]))+1;&quot;&quot;);ROWS([.$A$1:.$A44]));4);&quot;&quot;)">
            <text:p/>
          </table:table-cell>
          <table:table-cell table:style-name="ce21"/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F$500]; SMALL(IF(([.D$3]=[Magical.$B$2:.$B$500]); ROW([Physical.$B$2:.$B$500])-MIN(ROW([Magical.$B$2:.$B$500]))+1;&quot;&quot;);ROWS([.$A$1:.$A45]));5);&quot;&quot;)">
            <text:p/>
          </table:table-cell>
          <table:table-cell table:style-name="ce18" table:number-columns-repeated="5"/>
          <table:table-cell table:style-name="ce21"/>
          <table:table-cell table:style-name="ce15"/>
          <table:table-cell table:style-name="ce21"/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5"/>
          <table:table-cell table:style-name="ce21"/>
          <table:table-cell table:style-name="ce15"/>
          <table:table-cell table:style-name="ce21"/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5"/>
          <table:table-cell table:style-name="ce10"/>
          <table:table-cell table:style-name="ce13"/>
          <table:table-cell table:style-name="ce16"/>
          <table:table-cell table:style-name="ce19" table:number-columns-repeated="5"/>
          <table:table-cell table:style-name="ce22"/>
          <table:table-cell table:style-name="ce16"/>
          <table:table-cell table:style-name="ce22"/>
          <table:table-cell table:style-name="ce16"/>
          <table:table-cell table:style-name="ce19" table:number-columns-repeated="7"/>
          <table:table-cell table:style-name="ce22"/>
          <table:table-cell table:number-columns-repeated="100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al" table:style-name="ta1"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5" table:number-columns-repeated="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GADGET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INGLE_TARGE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ULTI_TARGET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1H_WEAPON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2H_WEAPON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egionnair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table:number-columns-repeated="2" office:value-type="string" calcext:value-type="string">
            <text:p>ARMOR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actician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ad Ey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SPELL_ID:#</text:p>
          </table:table-cell>
          <table:table-cell table:number-columns-repeated="4"/>
        </table:table-row>
      </table:table>
      <table:table table:name="Magical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vat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east Mast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east Lord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hift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nimis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rboris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ultivato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Geoman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otemis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ystic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rcanis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ime Mag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hronoman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ispla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Divin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Bioman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ccultis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Harbring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itualis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Shadowman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lementalis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etal Shap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Metalloman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Metal Call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rystal Shap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rystalman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Crystal Summon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ce Shap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ryoman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Ice Call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orm Shap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Stormrman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Storm Call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Fire Shap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Pyroman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Fire Call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ater Shap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Hydroman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Water Call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one Shap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Lithoman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Stone Call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ir Shap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Aeromanc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Air Call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ntalis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llusionis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ood Shap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one Shap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ORGAN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DIV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DIV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hennel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EL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agus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E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+NA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fil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+NA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+NAT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Mast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+NA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rchon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+EL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oly Mag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</table:table>
      <table:table table:name="Mixed" table:style-name="ta1">
        <table:table-column table:style-name="co30" table:default-cell-style-name="Default"/>
        <table:table-column table:style-name="co28" table:default-cell-style-name="Default"/>
        <table:table-column table:style-name="co4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5" table:number-columns-repeated="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lemental Arch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Elemental Scoundrel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Eldritch Shadow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ldritch Knigh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Eldritch Sentinel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Elemental Fis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Eldritch Blad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rcane Arch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Hoodwink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pell Kill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gic Knigh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rcane Defend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rcane Fis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ime Blad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hadow Hunt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Inquisito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Death Knigh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un Weav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adow Blad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thereal Hunt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Dervish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Fey Knigh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Glade Guardian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War Shap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ind Hunt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Charm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oul Thief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Psi Knigh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d Defend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Illusory Blade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one Archer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lood Knight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Bone Vanguard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</table:table>
      <table:table table:name="Race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5" table:number-columns-repeated="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ASHARI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shari</text:p>
          </table:table-cell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COATL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Coat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HUMAN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Huma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DWARF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war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GNOME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Gnom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GOBLIN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Gobli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ELF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El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ORC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Or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DROW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row</text:p>
          </table:table-cell>
          <table:table-cell table:number-columns-repeated="23"/>
        </table:table-row>
      </table:table>
      <table:named-expressions/>
      <table:database-ranges>
        <table:database-range table:name="__Anonymous_Sheet_DB__1" table:target-range-address="List.A33:List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2:24:22.530567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15T12:33:52.402964589</dc:date>
    <dc:creator>Miles Engel</dc:creator>
    <meta:editing-duration>P3DT6H58M34S</meta:editing-duration>
    <meta:editing-cycles>28</meta:editing-cycles>
    <meta:generator>LibreOffice/4.3.7.2$Linux_X86_64 LibreOffice_project/430$Build-2</meta:generator>
    <meta:document-statistic meta:table-count="6" meta:cell-count="6140" meta:object-count="0"/>
  </office:meta>
</office:document-meta>
</file>